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rsid="00210bc1" officeooo:paragraph-rsid="00363715"/>
    </style:style>
    <style:style style:name="P7" style:family="paragraph" style:parent-style-name="Standard">
      <style:text-properties officeooo:paragraph-rsid="003af9c4"/>
    </style:style>
    <style:style style:name="P8" style:family="paragraph" style:parent-style-name="Standard">
      <style:text-properties officeooo:rsid="003b9653" officeooo:paragraph-rsid="003b9653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fo:background-color="#ffff00" style:font-name-asian="Times New Roman" style:font-size-asian="10pt" style:font-name-complex="Calibri1" style:font-size-complex="10pt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15" style:family="paragraph" style:parent-style-name="Standard" style:list-style-name="L1">
      <style:text-properties officeooo:rsid="00363715" officeooo:paragraph-rsid="00363715"/>
    </style:style>
    <style:style style:name="P16" style:family="paragraph" style:parent-style-name="Standard" style:list-style-name="L1">
      <style:text-properties officeooo:rsid="004824c4" officeooo:paragraph-rsid="004824c4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T1" style:family="text">
      <style:text-properties officeooo:rsid="003b9653"/>
    </style:style>
    <style:style style:name="T2" style:family="text">
      <style:text-properties officeooo:rsid="003c4623"/>
    </style:style>
    <style:style style:name="T3" style:family="text">
      <style:text-properties officeooo:rsid="004458f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3c4623" fo:background-color="#ffff00" loext:char-shading-value="0"/>
    </style:style>
    <style:style style:name="T6" style:family="text">
      <style:text-properties officeooo:rsid="004458f0" fo:background-color="#ffff00" loext:char-shading-value="0"/>
    </style:style>
    <style:style style:name="T7" style:family="text">
      <style:text-properties officeooo:rsid="00463db7"/>
    </style:style>
    <style:style style:name="T8" style:family="text">
      <style:text-properties officeooo:rsid="004824c4"/>
    </style:style>
    <style:style style:name="T9" style:family="text">
      <style:text-properties officeooo:rsid="0049783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ry Caddell</text:p>
      <text:p text:style-name="P1">Pseudo-Code <text:span text:style-name="T1">and UML</text:span></text:p>
      <text:p text:style-name="P1">Lab<text:span text:style-name="T3">5</text:span></text:p>
      <text:p text:style-name="P1"/>
      <text:p text:style-name="P14">Part 2 – <text:span text:style-name="T8">Bank Service</text:span></text:p>
      <text:p text:style-name="P1"/>
      <text:p text:style-name="P2">Driver Class <text:span text:style-name="T1">Pseudo-Code</text:span>:</text:p>
      <text:list xml:id="list3502084224" text:style-name="L1">
        <text:list-item>
          <text:p text:style-name="P16">Display menu</text:p>
        </text:list-item>
        <text:list-item>
          <text:p text:style-name="P15">Read user input from keyboard</text:p>
        </text:list-item>
        <text:list-item>
          <text:p text:style-name="P16">Display to screen according to user selection</text:p>
          <text:list>
            <text:list-item>
              <text:p text:style-name="P16">Task 1: Open new checking account</text:p>
            </text:list-item>
            <text:list-item>
              <text:p text:style-name="P16">Task 2: Check Current Balance</text:p>
            </text:list-item>
            <text:list-item>
              <text:p text:style-name="P16">Task 3: Check Interest Rate</text:p>
            </text:list-item>
            <text:list-item>
              <text:p text:style-name="P16">Task 4: Deposit</text:p>
            </text:list-item>
            <text:list-item>
              <text:p text:style-name="P16">Task 4: Withdraw</text:p>
            </text:list-item>
            <text:list-item>
              <text:p text:style-name="P16">Task 5: Bank Statement</text:p>
            </text:list-item>
          </text:list>
        </text:list-item>
        <text:list-item>
          <text:p text:style-name="P16">Repeat steps one through three until Task 0: Exit is selected.</text:p>
        </text:list-item>
      </text:list>
      <text:p text:style-name="P6"/>
      <text:p text:style-name="P8"><text:span text:style-name="T3">Bank Accou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3">BankAccou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2">- name:String</text:p>
            <text:p text:style-name="P12">- <text:span text:style-name="T7">accountNumber:String</text:span><text:line-break/>- <text:span text:style-name="T3">balance</text:span><text:span text:style-name="T2">:</text:span><text:span text:style-name="T3">float</text:span><text:line-break/>- <text:span text:style-name="T3">interestRate</text:span><text:span text:style-name="T2">:float</text:span></text:p>
            <text:p text:style-name="P12">- <text:span text:style-name="T9">openingBalance:float</text:span></text:p>
          </table:table-cell>
        </table:table-row>
        <table:table-row table:style-name="Table2.3">
          <table:table-cell table:style-name="Table2.A3" office:value-type="string">
            <text:p text:style-name="P11">+ FA2022_<text:span text:style-name="T3">BankAccount</text:span>_Caddell()<text:line-break/>+ FA2022_<text:span text:style-name="T3">BankAccount</text:span>_Caddell(n:String, <text:span text:style-name="T3">b</text:span>:<text:span text:style-name="T3">float</text:span>, <text:span text:style-name="T3">i</text:span>:<text:span text:style-name="T3">f</text:span>loat)<text:line-break/><text:span text:style-name="T4">+ set</text:span><text:span text:style-name="T5">Name</text:span><text:span text:style-name="T4">(</text:span><text:span text:style-name="T5">n</text:span><text:span text:style-name="T4">:</text:span><text:span text:style-name="T5">String</text:span><text:span text:style-name="T4">):void<text:line-break/>+ se</text:span><text:span text:style-name="T6">tBalance</text:span><text:span text:style-name="T4">(</text:span><text:span text:style-name="T6">b</text:span><text:span text:style-name="T5">:float</text:span><text:span text:style-name="T4">):void<text:line-break/>+ set</text:span><text:span text:style-name="T6">InterestRate(i</text:span><text:span text:style-name="T5">:float</text:span><text:span text:style-name="T4">):void<text:line-break/>+ getName():String<text:line-break/>+ get</text:span><text:span text:style-name="T6">Balance</text:span><text:span text:style-name="T4">():</text:span><text:span text:style-name="T6">float</text:span><text:span text:style-name="T4"><text:line-break/>+ get</text:span><text:span text:style-name="T6">InterestRate</text:span><text:span text:style-name="T4">():</text:span><text:span text:style-name="T5">float</text:span><text:line-break/>+ <text:span text:style-name="T3">openNewAccount</text:span><text:span text:style-name="T2">():</text:span><text:span text:style-name="T3">String</text:span><text:line-break/><text:span text:style-name="T2">+ </text:span><text:span text:style-name="T3">checkCurrentBalance</text:span><text:span text:style-name="T2">():</text:span><text:span text:style-name="T3">String</text:span></text:p>
            <text:p text:style-name="P10">+ checkInterestRate():String</text:p>
            <text:p text:style-name="P9">+ <text:span text:style-name="T3">deposit</text:span>():<text:span text:style-name="T3">String</text:span></text:p>
            <text:p text:style-name="P9">+ <text:span text:style-name="T3">withdrawal</text:span>():String</text:p>
            <text:p text:style-name="P13">+ changeInterestRate():String???</text:p>
            <text:p text:style-name="P10">+ bankStatement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0-18T15:29:59.044116236</dc:date>
    <meta:editing-duration>PT11H30M45S</meta:editing-duration>
    <meta:editing-cycles>17</meta:editing-cycles>
    <meta:document-statistic meta:table-count="1" meta:image-count="0" meta:object-count="0" meta:page-count="1" meta:paragraph-count="26" meta:word-count="121" meta:character-count="951" meta:non-whitespace-character-count="865"/>
  </office:meta>
</office:document-meta>
</file>